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D000000DD8CD999B1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<text:s/>BubbleSort</text:p>
          </table:table-cell>
          <table:table-cell office:value-type="string">
            <text:p><text:s/>InsertionSort</text:p>
          </table:table-cell>
          <table:table-cell office:value-type="string">
            <text:p><text:s/>QuickSort</text:p>
          </table:table-cell>
          <table:table-cell office:value-type="string">
            <text:p><text:s/>MergeSort</text:p>
          </table:table-cell>
          <table:table-cell/>
          <table:table-cell office:value-type="string">
            <text:p>Averages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quick</text:p>
          </table:table-cell>
          <table:table-cell office:value-type="string">
            <text:p>merge</text:p>
          </table:table-cell>
          <table:table-cell/>
          <table:table-cell office:value-type="string">
            <text:p>X^2</text:p>
          </table:table-cell>
          <table:table-cell office:value-type="string">
            <text:p>nLOG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">
            <text:p>0</text:p>
          </table:table-cell>
          <table:table-cell/>
          <table:table-cell table:formula="of:=([.G2]*[.G2])/350000000" office:value-type="float" office:value="0.000000285714285714286">
            <text:p>0</text:p>
          </table:table-cell>
          <table:table-cell table:formula="of:=([.G2]*LOG([.G2];10))/50000000" office:value-type="float" office:value="0.00000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">
            <text:p>0</text:p>
          </table:table-cell>
          <table:table-cell table:formula="of:=AVERAGE([.C102:.C201])" office:value-type="float" office:value="0">
            <text:p>0</text:p>
          </table:table-cell>
          <table:table-cell table:formula="of:=AVERAGE([.D102:.D201])" office:value-type="float" office:value="0">
            <text:p>0</text:p>
          </table:table-cell>
          <table:table-cell table:formula="of:=AVERAGE([.E102:.E201])" office:value-type="float" office:value="0">
            <text:p>0</text:p>
          </table:table-cell>
          <table:table-cell/>
          <table:table-cell table:formula="of:=([.G3]*[.G3])/350000000" office:value-type="float" office:value="0.00000714285714285714">
            <text:p>0</text:p>
          </table:table-cell>
          <table:table-cell table:formula="of:=([.G3]*LOG([.G3];10))/50000000" office:value-type="float" office:value="0.000001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">
            <text:p>0</text:p>
          </table:table-cell>
          <table:table-cell table:formula="of:=AVERAGE([.C202:.C301])" office:value-type="float" office:value="0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">
            <text:p>0</text:p>
          </table:table-cell>
          <table:table-cell/>
          <table:table-cell table:formula="of:=([.G4]*[.G4])/350000000" office:value-type="float" office:value="0.0000285714285714286">
            <text:p>0</text:p>
          </table:table-cell>
          <table:table-cell table:formula="of:=([.G4]*LOG([.G4];10))/50000000" office:value-type="float" office:value="0.000004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.0007">
            <text:p>0</text:p>
          </table:table-cell>
          <table:table-cell table:formula="of:=AVERAGE([.C302:.C401])" office:value-type="float" office:value="0.0001">
            <text:p>0</text:p>
          </table:table-cell>
          <table:table-cell table:formula="of:=AVERAGE([.D302:.D401])" office:value-type="float" office:value="0">
            <text:p>0</text:p>
          </table:table-cell>
          <table:table-cell table:formula="of:=AVERAGE([.E302:.E401])" office:value-type="float" office:value="0">
            <text:p>0</text:p>
          </table:table-cell>
          <table:table-cell/>
          <table:table-cell table:formula="of:=([.G5]*[.G5])/350000000" office:value-type="float" office:value="0.000714285714285714">
            <text:p>0</text:p>
          </table:table-cell>
          <table:table-cell table:formula="of:=([.G5]*LOG([.G5];10))/50000000" office:value-type="float" office:value="0.00002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019">
            <text:p>0</text:p>
          </table:table-cell>
          <table:table-cell table:formula="of:=AVERAGE([.C402:.C501])" office:value-type="float" office:value="0">
            <text:p>0</text:p>
          </table:table-cell>
          <table:table-cell table:formula="of:=AVERAGE([.D402:.D501])" office:value-type="float" office:value="0">
            <text:p>0</text:p>
          </table:table-cell>
          <table:table-cell table:formula="of:=AVERAGE([.E402:.E501])" office:value-type="float" office:value="0">
            <text:p>0</text:p>
          </table:table-cell>
          <table:table-cell/>
          <table:table-cell table:formula="of:=([.G6]*[.G6])/350000000" office:value-type="float" office:value="0.00285714285714286">
            <text:p>0</text:p>
          </table:table-cell>
          <table:table-cell table:formula="of:=([.G6]*LOG([.G6];10))/50000000" office:value-type="float" office:value="0.00006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2" table:formula="of:=AVERAGE([.B502:.B601])" office:value-type="float" office:value="0.0594999999999999">
            <text:p>0.06</text:p>
          </table:table-cell>
          <table:table-cell table:style-name="ce2" table:formula="of:=AVERAGE([.C502:.C601])" office:value-type="float" office:value="0.0068">
            <text:p>0.01</text:p>
          </table:table-cell>
          <table:table-cell table:style-name="ce2" table:formula="of:=AVERAGE([.D502:.D601])" office:value-type="float" office:value="0">
            <text:p>0</text:p>
          </table:table-cell>
          <table:table-cell table:style-name="ce2" table:formula="of:=AVERAGE([.E502:.E601])" office:value-type="float" office:value="0.00000008">
            <text:p>0</text:p>
          </table:table-cell>
          <table:table-cell/>
          <table:table-cell table:formula="of:=([.G7]*[.G7])/350000000" office:value-type="float" office:value="0.0714285714285714">
            <text:p>0.07</text:p>
          </table:table-cell>
          <table:table-cell table:formula="of:=([.G7]*LOG([.G7];10))/50000000" office:value-type="float" office:value="0.0003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2358">
            <text:p>0.24</text:p>
          </table:table-cell>
          <table:table-cell table:formula="of:=AVERAGE([.C602:.C701])" office:value-type="float" office:value="0.0316999999999999">
            <text:p>0.03</text:p>
          </table:table-cell>
          <table:table-cell table:formula="of:=AVERAGE([.D602:.D701])" office:value-type="float" office:value="0">
            <text:p>0</text:p>
          </table:table-cell>
          <table:table-cell table:formula="of:=AVERAGE([.E602:.E701])" office:value-type="float" office:value="0.00000035">
            <text:p>0</text:p>
          </table:table-cell>
          <table:table-cell/>
          <table:table-cell table:formula="of:=([.G8]*[.G8])/350000000" office:value-type="float" office:value="0.285714285714286">
            <text:p>0.29</text:p>
          </table:table-cell>
          <table:table-cell table:formula="of:=([.G8]*LOG([.G8];10))/50000000" office:value-type="float" office:value="0.0008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5.9267">
            <text:p>5.93</text:p>
          </table:table-cell>
          <table:table-cell table:formula="of:=AVERAGE([.C702:.C801])" office:value-type="float" office:value="0.8132">
            <text:p>0.81</text:p>
          </table:table-cell>
          <table:table-cell table:formula="of:=AVERAGE([.D702:.D801])" office:value-type="float" office:value="0">
            <text:p>0</text:p>
          </table:table-cell>
          <table:table-cell table:formula="of:=AVERAGE([.E702:.E801])" office:value-type="float" office:value="0.00000954000000000001">
            <text:p>9.54E-006</text:p>
          </table:table-cell>
          <table:table-cell/>
          <table:table-cell table:formula="of:=([.G9]*[.G9])/350000000" office:value-type="float" office:value="7.14285714285714">
            <text:p>7.14</text:p>
          </table:table-cell>
          <table:table-cell table:formula="of:=([.G9]*LOG([.G9];10))/50000000" office:value-type="float" office:value="0.00469897000433602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23.75">
            <text:p>23.75</text:p>
          </table:table-cell>
          <table:table-cell table:formula="of:=AVERAGE([.C901:.C8022])" office:value-type="float" office:value="3.29">
            <text:p>3.29</text:p>
          </table:table-cell>
          <table:table-cell table:formula="of:=AVERAGE([.D901:.D8022])" office:value-type="float" office:value="0">
            <text:p>0</text:p>
          </table:table-cell>
          <table:table-cell table:formula="of:=AVERAGE([.E901:.E8022])" office:value-type="float" office:value="0.000054">
            <text:p>5.40E-005</text:p>
          </table:table-cell>
          <table:table-cell/>
          <table:table-cell table:formula="of:=([.G10]*[.G10])/350000000" office:value-type="float" office:value="28.5714285714286">
            <text:p>28.57</text:p>
          </table:table-cell>
          <table:table-cell table:formula="of:=([.G10]*LOG([.G10];10))/50000000" office:value-type="float" office:value="0.01">
            <text:p>0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100000">
            <text:p>5100000</text:p>
          </table:table-cell>
          <table:table-cell table:number-columns-repeated="2"/>
          <table:table-cell office:value-type="float" office:value="0.471838">
            <text:p>0.47</text:p>
          </table:table-cell>
          <table:table-cell table:number-columns-repeated="3"/>
          <table:table-cell table:formula="of:=([.G11]*LOG([.G11];10))/50000000" office:value-type="float" office:value="0.68417215796199">
            <text:p>0.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100000">
            <text:p>10100000</text:p>
          </table:table-cell>
          <table:table-cell table:number-columns-repeated="2"/>
          <table:table-cell office:value-type="float" office:value="0.903223">
            <text:p>0.9</text:p>
          </table:table-cell>
          <table:table-cell table:number-columns-repeated="3"/>
          <table:table-cell table:formula="of:=([.G12]*LOG([.G12];10))/50000000" office:value-type="float" office:value="1.41487291750409">
            <text:p>1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5100000">
            <text:p>15100000</text:p>
          </table:table-cell>
          <table:table-cell table:number-columns-repeated="2"/>
          <table:table-cell office:value-type="float" office:value="1.37177">
            <text:p>1.37</text:p>
          </table:table-cell>
          <table:table-cell table:number-columns-repeated="3"/>
          <table:table-cell table:formula="of:=([.G13]*LOG([.G13];10))/50000000" office:value-type="float" office:value="2.16805103808254">
            <text:p>2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0100000">
            <text:p>20100000</text:p>
          </table:table-cell>
          <table:table-cell table:number-columns-repeated="2"/>
          <table:table-cell office:value-type="float" office:value="1.80667">
            <text:p>1.81</text:p>
          </table:table-cell>
          <table:table-cell table:number-columns-repeated="3"/>
          <table:table-cell table:formula="of:=([.G14]*LOG([.G14];10))/50000000" office:value-type="float" office:value="2.93588481508304">
            <text:p>2.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25100000">
            <text:p>25100000</text:p>
          </table:table-cell>
          <table:table-cell table:number-columns-repeated="2"/>
          <table:table-cell office:value-type="float" office:value="2.27125">
            <text:p>2.27</text:p>
          </table:table-cell>
          <table:table-cell table:number-columns-repeated="3"/>
          <table:table-cell table:formula="of:=([.G15]*LOG([.G15];10))/50000000" office:value-type="float" office:value="3.71463620818348">
            <text:p>3.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0100000">
            <text:p>30100000</text:p>
          </table:table-cell>
          <table:table-cell table:number-columns-repeated="2"/>
          <table:table-cell office:value-type="float" office:value="2.73702">
            <text:p>2.74</text:p>
          </table:table-cell>
          <table:table-cell table:number-columns-repeated="3"/>
          <table:table-cell table:formula="of:=([.G16]*LOG([.G16];10))/50000000" office:value-type="float" office:value="4.50209703034749">
            <text:p>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35100000">
            <text:p>35100000</text:p>
          </table:table-cell>
          <table:table-cell table:number-columns-repeated="2"/>
          <table:table-cell office:value-type="float" office:value="3.20792">
            <text:p>3.21</text:p>
          </table:table-cell>
          <table:table-cell table:number-columns-repeated="3"/>
          <table:table-cell table:formula="of:=([.G17]*LOG([.G17];10))/50000000" office:value-type="float" office:value="5.29680559575901">
            <text:p>5.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0100000">
            <text:p>40100000</text:p>
          </table:table-cell>
          <table:table-cell table:number-columns-repeated="2"/>
          <table:table-cell office:value-type="float" office:value="3.67038">
            <text:p>3.67</text:p>
          </table:table-cell>
          <table:table-cell table:number-columns-repeated="3"/>
          <table:table-cell table:formula="of:=([.G18]*LOG([.G18];10))/50000000" office:value-type="float" office:value="6.09772178684139">
            <text:p>6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45100000">
            <text:p>45100000</text:p>
          </table:table-cell>
          <table:table-cell table:number-columns-repeated="2"/>
          <table:table-cell office:value-type="float" office:value="4.20447">
            <text:p>4.2</text:p>
          </table:table-cell>
          <table:table-cell table:number-columns-repeated="3"/>
          <table:table-cell table:formula="of:=([.G19]*LOG([.G19];10))/50000000" office:value-type="float" office:value="6.90406724077392">
            <text:p>6.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100000">
            <text:p>50100000</text:p>
          </table:table-cell>
          <table:table-cell table:number-columns-repeated="2"/>
          <table:table-cell office:value-type="float" office:value="4.69254">
            <text:p>4.69</text:p>
          </table:table-cell>
          <table:table-cell table:number-columns-repeated="3"/>
          <table:table-cell table:formula="of:=([.G20]*LOG([.G20];10))/50000000" office:value-type="float" office:value="7.71523740131898">
            <text:p>7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5100000">
            <text:p>55100000</text:p>
          </table:table-cell>
          <table:table-cell table:number-columns-repeated="2"/>
          <table:table-cell office:value-type="float" office:value="5.10387">
            <text:p>5.1</text:p>
          </table:table-cell>
          <table:table-cell table:number-columns-repeated="3"/>
          <table:table-cell table:formula="of:=([.G21]*LOG([.G21];10))/50000000" office:value-type="float" office:value="8.53074906193467">
            <text:p>8.5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0100000">
            <text:p>60100000</text:p>
          </table:table-cell>
          <table:table-cell table:number-columns-repeated="2"/>
          <table:table-cell office:value-type="float" office:value="5.44165">
            <text:p>5.44</text:p>
          </table:table-cell>
          <table:table-cell table:number-columns-repeated="3"/>
          <table:table-cell table:formula="of:=([.G22]*LOG([.G22];10))/50000000" office:value-type="float" office:value="9.35020711534729">
            <text:p>9.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65100000">
            <text:p>65100000</text:p>
          </table:table-cell>
          <table:table-cell table:number-columns-repeated="2"/>
          <table:table-cell office:value-type="float" office:value="5.94367">
            <text:p>5.94</text:p>
          </table:table-cell>
          <table:table-cell table:number-columns-repeated="3"/>
          <table:table-cell table:formula="of:=([.G23]*LOG([.G23];10))/50000000" office:value-type="float" office:value="10.1732824471158">
            <text:p>10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0100000">
            <text:p>70100000</text:p>
          </table:table-cell>
          <table:table-cell table:number-columns-repeated="2"/>
          <table:table-cell office:value-type="float" office:value="6.44342">
            <text:p>6.44</text:p>
          </table:table-cell>
          <table:table-cell table:number-columns-repeated="3"/>
          <table:table-cell table:formula="of:=([.G24]*LOG([.G24];10))/50000000" office:value-type="float" office:value="10.9996966611893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75100000">
            <text:p>75100000</text:p>
          </table:table-cell>
          <table:table-cell table:number-columns-repeated="2"/>
          <table:table-cell office:value-type="float" office:value="6.8642">
            <text:p>6.86</text:p>
          </table:table-cell>
          <table:table-cell table:number-columns-repeated="3"/>
          <table:table-cell table:formula="of:=([.G25]*LOG([.G25];10))/50000000" office:value-type="float" office:value="11.8292111853803">
            <text:p>11.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0100000">
            <text:p>80100000</text:p>
          </table:table-cell>
          <table:table-cell table:number-columns-repeated="2"/>
          <table:table-cell office:value-type="float" office:value="7.31142">
            <text:p>7.31</text:p>
          </table:table-cell>
          <table:table-cell table:number-columns-repeated="3"/>
          <table:table-cell table:formula="of:=([.G26]*LOG([.G26];10))/50000000" office:value-type="float" office:value="12.6616192907669">
            <text:p>12.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85100000">
            <text:p>85100000</text:p>
          </table:table-cell>
          <table:table-cell table:number-columns-repeated="2"/>
          <table:table-cell office:value-type="float" office:value="7.79273">
            <text:p>7.79</text:p>
          </table:table-cell>
          <table:table-cell table:number-columns-repeated="3"/>
          <table:table-cell table:formula="of:=([.G27]*LOG([.G27];10))/50000000" office:value-type="float" office:value="13.496740111264">
            <text:p>1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0100000">
            <text:p>90100000</text:p>
          </table:table-cell>
          <table:table-cell table:number-columns-repeated="2"/>
          <table:table-cell office:value-type="float" office:value="8.23793">
            <text:p>8.24</text:p>
          </table:table-cell>
          <table:table-cell table:number-columns-repeated="3"/>
          <table:table-cell table:formula="of:=([.G28]*LOG([.G28];10))/50000000" office:value-type="float" office:value="14.3344140733443">
            <text:p>14.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95100000">
            <text:p>95100000</text:p>
          </table:table-cell>
          <table:table-cell table:number-columns-repeated="2"/>
          <table:table-cell office:value-type="float" office:value="8.79047">
            <text:p>8.79</text:p>
          </table:table-cell>
          <table:table-cell table:number-columns-repeated="3"/>
          <table:table-cell table:formula="of:=([.G29]*LOG([.G29];10))/50000000" office:value-type="float" office:value="15.174499343215">
            <text:p>15.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>
            <draw:frame table:end-cell-address="Sheet1.N73" table:end-x="0.7685in" table:end-y="0.152in" draw:z-index="5" draw:style-name="gr1" svg:width="6.1252in" svg:height="5.5398in" svg:x="0.8665in" svg:y="0.0004in">
              <draw:object draw:notify-on-update-of-ranges="Sheet1.G2:Sheet1.G109 Sheet1.J1:Sheet1.J1 Sheet1.J2:Sheet1.J109 Sheet1.G2:Sheet1.G109 Sheet1.N1:Sheet1.N1 Sheet1.N2:Sheet1.N10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L83" table:end-x="0.7898in" table:end-y="0.1634in" draw:z-index="0" draw:style-name="gr1" svg:width="5.7732in" svg:height="6.3315in" svg:x="0.3508in" svg:y="0.0366in">
              <draw:object draw:notify-on-update-of-ranges="Sheet1.G2:Sheet1.G10 Sheet1.H1:Sheet1.H1 Sheet1.H2:Sheet1.H10 Sheet1.G2:Sheet1.G10 Sheet1.I1:Sheet1.I1 Sheet1.I2:Sheet1.I10 Sheet1.G2:Sheet1.G10 Sheet1.J1:Sheet1.J1 Sheet1.J2:Sheet1.J10 Sheet1.G2:Sheet1.G10 Sheet1.K1:Sheet1.K1 Sheet1.K2:Sheet1.K10 Sheet1.G2:Sheet1.G10 Sheet1.M1:Sheet1.M1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>
            <draw:frame table:end-cell-address="Sheet1.S81" table:end-x="0.7283in" table:end-y="0.0512in" draw:z-index="1" draw:style-name="gr1" svg:width="10.5in" svg:height="2.5in" svg:x="0.0079in" svg:y="0.0004in">
              <draw:object draw:notify-on-update-of-ranges="Sheet1.C802:Sheet1.C9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>
            <draw:frame table:end-cell-address="Sheet1.S96" table:end-x="0.6984in" table:end-y="0.1008in" draw:z-index="2" draw:style-name="gr1" svg:width="10.5in" svg:height="2.5in" svg:x="0.8669in" svg:y="0.05in">
              <draw:object draw:notify-on-update-of-ranges="Sheet1.D802:Sheet1.D9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>
            <draw:frame table:end-cell-address="Sheet1.S113" table:end-x="0.8673in" table:end-y="0.0394in" draw:z-index="3" draw:style-name="gr1" svg:width="10.5in" svg:height="2.5in" svg:x="0.1469in" svg:y="0.1516in">
              <draw:object draw:notify-on-update-of-ranges="Sheet1.E802:Sheet1.E9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>
            <draw:frame table:end-cell-address="Sheet1.S128" table:end-x="0.722in" table:end-y="0.1307in" draw:z-index="4" draw:style-name="gr1" svg:width="10.5in" svg:height="2.5in" svg:x="0.0016in" svg:y="0.0799in">
              <draw:object draw:notify-on-update-of-ranges="Sheet1.B802:Sheet1.B9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">
            <text:p>5.9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">
            <text:p>5.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">
            <text:p>5.9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89">
            <text:p>5.8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6">
            <text:p>23.76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 table:style-name="ce1" office:value-type="float" office:value="0.000059">
            <text:p>5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27">
            <text:p>3.27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7">
            <text:p>5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7">
            <text:p>3.27</text:p>
          </table:table-cell>
          <table:table-cell office:value-type="float" office:value="0">
            <text:p>0</text:p>
          </table:table-cell>
          <table:table-cell table:style-name="ce1" office:value-type="float" office:value="0.000051">
            <text:p>5.1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6">
            <text:p>23.7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7">
            <text:p>23.7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7">
            <text:p>23.7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7">
            <text:p>23.6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7">
            <text:p>23.7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8">
            <text:p>23.8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9">
            <text:p>23.79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table:style-name="ce1" office:value-type="float" office:value="0.000001">
            <text:p>1.00E-006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3">
            <text:p>3.3</text:p>
          </table:table-cell>
          <table:table-cell table:style-name="ce1" office:value-type="float" office:value="0.000001">
            <text:p>1.00E-006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5">
            <text:p>23.65</text:p>
          </table:table-cell>
          <table:table-cell office:value-type="float" office:value="3.32">
            <text:p>3.32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7">
            <text:p>23.6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4">
            <text:p>23.64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2">
            <text:p>3.32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5">
            <text:p>23.65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6">
            <text:p>23.76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8">
            <text:p>23.8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7">
            <text:p>23.6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2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0T12:59:52</dc:date>
    <dc:creator>Ben Sanabria</dc:creator>
    <meta:generator>OpenOffice.org/3.2$Unix OpenOffice.org_project/320m18$Build-9502</meta:generator>
    <meta:editing-duration>PT00H33M30S</meta:editing-duration>
    <meta:editing-cycles>1</meta:editing-cycles>
    <meta:document-statistic meta:table-count="1" meta:cell-count="46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665cm" svg:height="16.083cm" xlink:href=".." chart:class="chart:scatter" chart:style-name="ch1">
        <chart:title svg:x="6.499cm" svg:y="0.477cm" chart:style-name="ch2">
          <text:p>All Sorts</text:p>
        </chart:title>
        <chart:subtitle svg:x="6.969cm" svg:y="1.279cm" chart:style-name="ch3">
          <text:p>C++</text:p>
        </chart:subtitle>
        <chart:legend chart:legend-position="bottom" svg:x="2.108cm" svg:y="12.866cm" chart:style-name="ch4"/>
        <chart:plot-area chart:style-name="ch5" table:cell-range-address="Sheet1.G2:Sheet1.K10 Sheet1.G1:Sheet1.K1 Sheet1.M1:Sheet1.M10" chart:data-source-has-labels="row" svg:x="1cm" svg:y="1.613cm" svg:width="12.183cm" svg:height="10.664cm">
          <chart:axis chart:dimension="x" chart:name="primary-x" chart:style-name="ch6">
            <chart:title svg:x="6.681cm" svg:y="11.921cm" chart:style-name="ch7">
              <text:p>list size</text:p>
            </chart:title>
          </chart:axis>
          <chart:axis chart:dimension="y" chart:name="primary-y" chart:style-name="ch6">
            <chart:title svg:x="0.908cm" svg:y="7.649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scatter">
            <chart:domain table:cell-range-address="Sheet1.G2:Sheet1.G10"/>
            <chart:data-point chart:repeated="9"/>
          </chart:series>
          <chart:series chart:style-name="ch11" chart:values-cell-range-address="Sheet1.I2:Sheet1.I10" chart:label-cell-address="Sheet1.I1:Sheet1.I1" chart:class="chart:scatter">
            <chart:data-point chart:repeated="9"/>
          </chart:series>
          <chart:series chart:style-name="ch12" chart:values-cell-range-address="Sheet1.J2:Sheet1.J10" chart:label-cell-address="Sheet1.J1:Sheet1.J1" chart:class="chart:scatter">
            <chart:data-point chart:repeated="9"/>
          </chart:series>
          <chart:series chart:style-name="ch13" chart:values-cell-range-address="Sheet1.K2:Sheet1.K10" chart:label-cell-address="Sheet1.K1:Sheet1.K1" chart:class="chart:scatter">
            <chart:data-point chart:repeated="9"/>
          </chart:series>
          <chart:series chart:style-name="ch14" chart:values-cell-range-address="Sheet1.M2:Sheet1.M10" chart:label-cell-address="Sheet1.M1:Sheet1.M1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bubble</text:p>
              </table:table-cell>
              <table:table-cell office:value-type="string">
                <text:p text:id="Sheet1.I1:Sheet1.I1">insertion</text:p>
              </table:table-cell>
              <table:table-cell office:value-type="string">
                <text:p text:id="Sheet1.J1:Sheet1.J1">quick</text:p>
              </table:table-cell>
              <table:table-cell office:value-type="string">
                <text:p text:id="Sheet1.K1:Sheet1.K1">merge</text:p>
              </table:table-cell>
              <table:table-cell office:value-type="string">
                <text:p text:id="Sheet1.M1:Sheet1.M1">X^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">
                <text:p text:id="Sheet1.I2:Sheet1.I10">0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">
                <text:p text:id="Sheet1.K2:Sheet1.K10">0</text:p>
              </table:table-cell>
              <table:table-cell office:value-type="float" office:value="0.000000285714285714286">
                <text:p text:id="Sheet1.M2:Sheet1.M10">0.000000285714285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714285714285714">
                <text:p>0.000007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85714285714286">
                <text:p>0.0000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7">
                <text:p>0.0007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14285714285714">
                <text:p>0.000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9">
                <text:p>0.0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5714285714286">
                <text:p>0.002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594999999999999">
                <text:p>0.0594999999999999</text:p>
              </table:table-cell>
              <table:table-cell office:value-type="float" office:value="0.0068">
                <text:p>0.0068</text:p>
              </table:table-cell>
              <table:table-cell office:value-type="float" office:value="0">
                <text:p>0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2358">
                <text:p>0.2358</text:p>
              </table:table-cell>
              <table:table-cell office:value-type="float" office:value="0.0316999999999999">
                <text:p>0.0316999999999999</text:p>
              </table:table-cell>
              <table:table-cell office:value-type="float" office:value="0">
                <text:p>0</text:p>
              </table:table-cell>
              <table:table-cell office:value-type="float" office:value="0.00000035">
                <text:p>0.000000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5.9267">
                <text:p>5.9267</text:p>
              </table:table-cell>
              <table:table-cell office:value-type="float" office:value="0.8132">
                <text:p>0.8132</text:p>
              </table:table-cell>
              <table:table-cell office:value-type="float" office:value="0">
                <text:p>0</text:p>
              </table:table-cell>
              <table:table-cell office:value-type="float" office:value="0.00000954000000000001">
                <text:p>0.00000954000000000001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23.75">
                <text:p>23.75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28.5714285714286">
                <text:p>28.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477cm" svg:y="0.755cm" chart:style-name="ch3">
          <text:p>Insertion Sort Consistency Graph</text:p>
        </chart:subtitle>
        <chart:plot-area chart:style-name="ch4" table:cell-range-address="Sheet1.C802:Sheet1.C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802:Sheet1.C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 text:id="Sheet1.C802:Sheet1.C901">3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727cm" svg:y="0.755cm" chart:style-name="ch3">
          <text:p>Quick Sort Consistency Graph</text:p>
        </chart:subtitle>
        <chart:plot-area chart:style-name="ch4" table:cell-range-address="Sheet1.D802:Sheet1.D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802:Sheet1.D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802:Sheet1.D9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67cm" svg:y="0.755cm" chart:style-name="ch3">
          <text:p>Merge Sort Consistency Graph</text:p>
        </chart:subtitle>
        <chart:plot-area chart:style-name="ch4" table:cell-range-address="Sheet1.E802:Sheet1.E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E802:Sheet1.E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3">
                <text:p text:id="Sheet1.E802:Sheet1.E901">0.000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54">
                <text:p>0.000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613cm" svg:y="0.755cm" chart:style-name="ch3">
          <text:p>Bubble Sort Consistency Graph</text:p>
        </chart:subtitle>
        <chart:plot-area chart:style-name="ch4" table:cell-range-address="Sheet1.B802:Sheet1.B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802:Sheet1.B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66">
                <text:p text:id="Sheet1.B802:Sheet1.B901">23.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.75">
                <text:p>23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9cm" chart:symbol-height="0.09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svg:stroke-color="#004586"/>
    </style:style>
    <style:style style:name="ch12" style:family="chart">
      <style:chart-properties chart:solid-type="cuboid" chart:symbol-type="named-symbol" chart:symbol-name="square" chart:symbol-width="0.01cm" chart:symbol-height="0.01cm"/>
    </style:style>
    <style:style style:name="ch13" style:family="chart" style:data-style-name="N0">
      <style:chart-properties chart:symbol-type="named-symbol" chart:symbol-name="diamond" chart:symbol-width="0.1cm" chart:symbol-height="0.1cm" chart:regression-type="power">
        <chart:symbol-image xlink:href="Pictures/2000000D000000DD000000DD8CD999B1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559cm" svg:height="14.072cm" xlink:href=".." chart:class="chart:scatter" chart:style-name="ch1">
        <chart:title svg:x="7.348cm" svg:y="0.282cm" chart:style-name="ch2">
          <text:p>C++</text:p>
        </chart:title>
        <chart:subtitle svg:x="6.962cm" svg:y="1.063cm" chart:style-name="ch3">
          <text:p>Quicksort</text:p>
        </chart:subtitle>
        <chart:legend chart:legend-position="end" svg:x="11.877cm" svg:y="5.874cm" chart:style-name="ch4"/>
        <chart:plot-area chart:style-name="ch5" table:cell-range-address="Sheet1.G2:Sheet1.G109 Sheet1.J1:Sheet1.J109 Sheet1.N1:Sheet1.N109" chart:data-source-has-labels="row" svg:x="0.366cm" svg:y="2.104cm" svg:width="11.18cm" svg:height="11.351cm">
          <chart:axis chart:dimension="x" chart:name="primary-x" chart:style-name="ch6">
            <chart:title svg:x="5.716cm" svg:y="13.173cm" chart:style-name="ch7">
              <text:p>list size</text:p>
            </chart:title>
          </chart:axis>
          <chart:axis chart:dimension="y" chart:name="primary-y" chart:style-name="ch6">
            <chart:title svg:x="0.256cm" svg:y="8.54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J2:Sheet1.J109" chart:label-cell-address="Sheet1.J1:Sheet1.J1" chart:class="chart:scatter">
            <chart:domain table:cell-range-address="Sheet1.G2:Sheet1.G109"/>
            <chart:regression-curve chart:style-name="ch11"/>
            <chart:data-point chart:repeated="75"/>
            <chart:data-point chart:style-name="ch12"/>
            <chart:data-point chart:repeated="32"/>
          </chart:series>
          <chart:series chart:style-name="ch13" chart:values-cell-range-address="Sheet1.N2:Sheet1.N109" chart:label-cell-address="Sheet1.N1:Sheet1.N1" chart:class="chart:scatter">
            <chart:regression-curve chart:style-name="ch14">
              <chart:equation/>
            </chart:regression-curve>
            <chart:data-point chart:repeated="10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J1:Sheet1.J1">quick</text:p>
              </table:table-cell>
              <table:table-cell office:value-type="string">
                <text:p text:id="Sheet1.N1:Sheet1.N1">nLOG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9">10</text:p>
              </table:table-cell>
              <table:table-cell office:value-type="float" office:value="0">
                <text:p text:id="Sheet1.J2:Sheet1.J109">0</text:p>
              </table:table-cell>
              <table:table-cell office:value-type="float" office:value="0.0000002">
                <text:p text:id="Sheet1.N2:Sheet1.N109">0.0000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000169897000433602">
                <text:p>0.00000169897000433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.0000269897000433602">
                <text:p>0.000026989700043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.000369897000433602">
                <text:p>0.000369897000433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.00469897000433602">
                <text:p>0.00469897000433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0000">
                <text:p>5100000</text:p>
              </table:table-cell>
              <table:table-cell office:value-type="float" office:value="0.471838">
                <text:p>0.471838</text:p>
              </table:table-cell>
              <table:table-cell office:value-type="float" office:value="0.68417215796199">
                <text:p>0.68417215796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0000">
                <text:p>10100000</text:p>
              </table:table-cell>
              <table:table-cell office:value-type="float" office:value="0.903223">
                <text:p>0.903223</text:p>
              </table:table-cell>
              <table:table-cell office:value-type="float" office:value="1.41487291750409">
                <text:p>1.41487291750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00000">
                <text:p>15100000</text:p>
              </table:table-cell>
              <table:table-cell office:value-type="float" office:value="1.37177">
                <text:p>1.37177</text:p>
              </table:table-cell>
              <table:table-cell office:value-type="float" office:value="2.16805103808254">
                <text:p>2.16805103808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00000">
                <text:p>20100000</text:p>
              </table:table-cell>
              <table:table-cell office:value-type="float" office:value="1.80667">
                <text:p>1.80667</text:p>
              </table:table-cell>
              <table:table-cell office:value-type="float" office:value="2.93588481508304">
                <text:p>2.93588481508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00000">
                <text:p>25100000</text:p>
              </table:table-cell>
              <table:table-cell office:value-type="float" office:value="2.27125">
                <text:p>2.27125</text:p>
              </table:table-cell>
              <table:table-cell office:value-type="float" office:value="3.71463620818348">
                <text:p>3.71463620818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100000">
                <text:p>30100000</text:p>
              </table:table-cell>
              <table:table-cell office:value-type="float" office:value="2.73702">
                <text:p>2.73702</text:p>
              </table:table-cell>
              <table:table-cell office:value-type="float" office:value="4.50209703034749">
                <text:p>4.50209703034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00000">
                <text:p>35100000</text:p>
              </table:table-cell>
              <table:table-cell office:value-type="float" office:value="3.20792">
                <text:p>3.20792</text:p>
              </table:table-cell>
              <table:table-cell office:value-type="float" office:value="5.29680559575901">
                <text:p>5.29680559575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100000">
                <text:p>40100000</text:p>
              </table:table-cell>
              <table:table-cell office:value-type="float" office:value="3.67038">
                <text:p>3.67038</text:p>
              </table:table-cell>
              <table:table-cell office:value-type="float" office:value="6.09772178684139">
                <text:p>6.09772178684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00000">
                <text:p>45100000</text:p>
              </table:table-cell>
              <table:table-cell office:value-type="float" office:value="4.20447">
                <text:p>4.20447</text:p>
              </table:table-cell>
              <table:table-cell office:value-type="float" office:value="6.90406724077392">
                <text:p>6.904067240773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100000">
                <text:p>50100000</text:p>
              </table:table-cell>
              <table:table-cell office:value-type="float" office:value="4.69254">
                <text:p>4.69254</text:p>
              </table:table-cell>
              <table:table-cell office:value-type="float" office:value="7.71523740131898">
                <text:p>7.71523740131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100000">
                <text:p>55100000</text:p>
              </table:table-cell>
              <table:table-cell office:value-type="float" office:value="5.10387">
                <text:p>5.10387</text:p>
              </table:table-cell>
              <table:table-cell office:value-type="float" office:value="8.53074906193467">
                <text:p>8.53074906193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100000">
                <text:p>60100000</text:p>
              </table:table-cell>
              <table:table-cell office:value-type="float" office:value="5.44165">
                <text:p>5.44165</text:p>
              </table:table-cell>
              <table:table-cell office:value-type="float" office:value="9.35020711534729">
                <text:p>9.350207115347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100000">
                <text:p>65100000</text:p>
              </table:table-cell>
              <table:table-cell office:value-type="float" office:value="5.94367">
                <text:p>5.94367</text:p>
              </table:table-cell>
              <table:table-cell office:value-type="float" office:value="10.1732824471158">
                <text:p>10.1732824471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100000">
                <text:p>70100000</text:p>
              </table:table-cell>
              <table:table-cell office:value-type="float" office:value="6.44342">
                <text:p>6.44342</text:p>
              </table:table-cell>
              <table:table-cell office:value-type="float" office:value="10.9996966611893">
                <text:p>10.9996966611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100000">
                <text:p>75100000</text:p>
              </table:table-cell>
              <table:table-cell office:value-type="float" office:value="6.8642">
                <text:p>6.8642</text:p>
              </table:table-cell>
              <table:table-cell office:value-type="float" office:value="11.8292111853803">
                <text:p>11.8292111853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100000">
                <text:p>80100000</text:p>
              </table:table-cell>
              <table:table-cell office:value-type="float" office:value="7.31142">
                <text:p>7.31142</text:p>
              </table:table-cell>
              <table:table-cell office:value-type="float" office:value="12.6616192907669">
                <text:p>12.66161929076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100000">
                <text:p>85100000</text:p>
              </table:table-cell>
              <table:table-cell office:value-type="float" office:value="7.79273">
                <text:p>7.79273</text:p>
              </table:table-cell>
              <table:table-cell office:value-type="float" office:value="13.496740111264">
                <text:p>13.496740111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100000">
                <text:p>90100000</text:p>
              </table:table-cell>
              <table:table-cell office:value-type="float" office:value="8.23793">
                <text:p>8.23793</text:p>
              </table:table-cell>
              <table:table-cell office:value-type="float" office:value="14.3344140733443">
                <text:p>14.334414073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100000">
                <text:p>95100000</text:p>
              </table:table-cell>
              <table:table-cell office:value-type="float" office:value="8.79047">
                <text:p>8.79047</text:p>
              </table:table-cell>
              <table:table-cell office:value-type="float" office:value="15.174499343215">
                <text:p>15.174499343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